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af3" draw:textarea-horizontal-align="justify" draw:textarea-vertical-align="middle" draw:auto-grow-height="false" fo:min-height="0.438cm" fo:min-width="2.2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438cm" fo:min-width="1.96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438cm" fo:min-width="2.9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eaf3" draw:textarea-horizontal-align="justify" draw:textarea-vertical-align="middle" draw:auto-grow-height="false" fo:min-height="0.438cm" fo:min-width="3.109cm"/>
    </style:style>
    <style:style style:name="gr7" style:family="graphic" style:parent-style-name="standard">
      <style:graphic-properties draw:fill-color="#ffeaf3" draw:textarea-horizontal-align="justify" draw:textarea-vertical-align="middle" draw:auto-grow-height="false" fo:min-height="0.438cm" fo:min-width="2.855cm"/>
    </style:style>
    <style:style style:name="P1" style:family="paragraph">
      <style:paragraph-properties fo:text-align="center"/>
    </style:style>
    <style:style style:name="P2" style:family="paragraph">
      <loext:graphic-properties draw:fill-color="#ffeaf3"/>
      <style:paragraph-properties fo:text-align="center"/>
      <style:text-properties fo:font-size="12pt"/>
    </style:style>
    <style:style style:name="P3" style:family="paragraph">
      <loext:graphic-properties draw:fill-color="#ffff99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794cm" svg:height="0.762cm" svg:x="12.557cm" svg:y="5.318cm">
          <text:p text:style-name="P1"><text:span text:style-name="T1">Free Colon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54cm" svg:height="0.762cm" svg:x="8.366cm" svg:y="3.413cm">
          <text:p text:style-name="P1"><text:span text:style-name="T1">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556cm" svg:height="0.762cm" svg:x="3.54cm" svg:y="5.318cm">
          <text:p text:style-name="P1"><text:span text:style-name="T1">UnitWithCar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794cm" svg:height="0.762cm" svg:x="2.27cm" svg:y="9.636cm">
          <text:p text:style-name="P1"><text:span text:style-name="T1">Wa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67cm" svg:y1="9.636cm" svg:x2="5.318cm" svg:y2="6.08cm" draw:start-shape="id1" draw:start-glue-point="0" draw:end-shape="id2" draw:end-glue-point="2" svg:d="M3667 9636l1651-3556" svg:viewBox="0 0 1652 3557">
          <text:p/>
        </draw:connector>
        <draw:custom-shape draw:style-name="gr1" draw:text-style-name="P2" xml:id="id3" draw:id="id3" draw:layer="layout" svg:width="2.794cm" svg:height="0.762cm" svg:x="5.445cm" svg:y="9.636cm">
          <text:p text:style-name="P1"><text:span text:style-name="T1">Fr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6.842cm" svg:y1="9.636cm" svg:x2="5.318cm" svg:y2="6.08cm" draw:start-shape="id3" draw:start-glue-point="0" draw:end-shape="id2" draw:end-glue-point="2" svg:d="M6842 9636l-1524-3556" svg:viewBox="0 0 1525 3557">
          <text:p/>
        </draw:connector>
        <draw:custom-shape draw:style-name="gr1" draw:text-style-name="P2" xml:id="id4" draw:id="id4" draw:layer="layout" svg:width="2.794cm" svg:height="0.762cm" svg:x="12.811cm" svg:y="7.604cm">
          <text:p text:style-name="P1"><text:span text:style-name="T1">Expert M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4.208cm" svg:y1="7.604cm" svg:x2="13.954cm" svg:y2="6.08cm" draw:start-shape="id4" draw:start-glue-point="0" draw:end-shape="id5" draw:end-glue-point="2" svg:d="M14208 7604l-254-1524" svg:viewBox="0 0 255 1525">
          <text:p/>
        </draw:connector>
        <draw:custom-shape draw:style-name="gr6" draw:text-style-name="P2" xml:id="id6" draw:id="id6" draw:layer="layout" svg:width="3.683cm" svg:height="0.762cm" svg:x="15.859cm" svg:y="7.604cm">
          <text:p text:style-name="P1"><text:span text:style-name="T1">Elder States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7.7cm" svg:y1="7.604cm" svg:x2="13.954cm" svg:y2="6.08cm" draw:start-shape="id6" draw:start-glue-point="0" draw:end-shape="id5" draw:end-glue-point="2" svg:d="M17700 7604l-3746-1524" svg:viewBox="0 0 3747 1525">
          <text:p/>
        </draw:connector>
        <draw:connector draw:style-name="gr5" draw:text-style-name="P4" draw:layer="layout" draw:type="line" svg:x1="13.954cm" svg:y1="5.318cm" svg:x2="9.636cm" svg:y2="4.175cm" draw:start-shape="id5" draw:start-glue-point="0" draw:end-shape="id7" draw:end-glue-point="2" svg:d="M13954 5318l-4318-1143" svg:viewBox="0 0 4319 1144">
          <text:p/>
        </draw:connector>
        <draw:custom-shape draw:style-name="gr7" draw:text-style-name="P2" xml:id="id8" draw:id="id8" draw:layer="layout" svg:width="3.429cm" svg:height="0.762cm" svg:x="8.874cm" svg:y="7.604cm">
          <text:p text:style-name="P1"><text:span text:style-name="T1">Seasoned Sc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0.588cm" svg:y1="7.604cm" svg:x2="13.954cm" svg:y2="6.08cm" draw:start-shape="id8" draw:start-glue-point="0" draw:end-shape="id5" draw:end-glue-point="2" svg:d="M10588 7604l3366-1524" svg:viewBox="0 0 3367 1525">
          <text:p/>
        </draw:connector>
        <draw:connector draw:style-name="gr4" draw:text-style-name="P4" draw:layer="layout" draw:type="line" svg:x1="5.318cm" svg:y1="5.318cm" svg:x2="9.636cm" svg:y2="4.175cm" draw:start-shape="id2" draw:start-glue-point="0" draw:end-shape="id7" draw:end-glue-point="2" svg:d="M5318 5318l4318-1143" svg:viewBox="0 0 4319 1144">
          <text:p/>
        </draw:connector>
        <draw:custom-shape draw:style-name="gr1" draw:text-style-name="P2" xml:id="id9" draw:id="id9" draw:layer="layout" svg:width="2.794cm" svg:height="0.762cm" svg:x="8.62cm" svg:y="9.636cm">
          <text:p text:style-name="P1"><text:span text:style-name="T1">Galle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017cm" svg:y1="9.636cm" svg:x2="5.318cm" svg:y2="6.08cm" draw:start-shape="id9" draw:start-glue-point="0" draw:end-shape="id2" draw:end-glue-point="2" svg:d="M10017 9636l-4699-3556" svg:viewBox="0 0 4700 3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4:07.851990825</meta:creation-date>
    <dc:date>2018-09-09T16:28:47.959619921</dc:date>
    <meta:editing-duration>PT1H9M49S</meta:editing-duration>
    <meta:editing-cycles>7</meta:editing-cycles>
    <meta:generator>LibreOffice/6.0.4.2$MacOSX_X86_64 LibreOffice_project/9b0d9b32d5dcda91d2f1a96dc04c645c450872bf</meta:generator>
    <meta:document-statistic meta:object-count="17"/>
  </office:meta>
</office:document-meta>
</file>